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6" style:family="paragraph" style:parent-style-name="Standard">
      <style:text-properties officeooo:rsid="00050f63" officeooo:paragraph-rsid="00050f63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808080" loext:opacity="100%" style:font-name="Consolas" fo:font-size="10.5pt" fo:font-weight="normal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d7ba7d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dcdcaa" loext:opacity="100%" style:font-name="Consolas" fo:font-size="10.5pt" fo:font-weight="normal"/>
    </style:style>
    <style:style style:name="T15" style:family="text">
      <style:text-properties fo:color="#b5cea8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s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2">  <text:span text:style-name="T5">&lt;</text:span><text:span text:style-name="T6">meta</text:span><text:span text:style-name="T7"> </text:span><text:span text:style-name="T8">charset</text:span><text:span text:style-name="T7">=</text:span><text:span text:style-name="T9">"UTF-8"</text:span><text:span text:style-name="T5">&gt;</text:span></text:p>
      <text:p text:style-name="P2">  <text:span text:style-name="T5">&lt;</text:span><text:span text:style-name="T6">title</text:span><text:span text:style-name="T5">&gt;</text:span><text:span text:style-name="T7">Ejemplo con Hipervínculos</text:span><text:span text:style-name="T5">&lt;/</text:span><text:span text:style-name="T6">title</text:span><text:span text:style-name="T5">&gt;</text:span></text:p>
      <text:p text:style-name="P2">  <text:span text:style-name="T5">&lt;</text:span><text:span text:style-name="T6">style</text:span><text:span text:style-name="T5">&gt;</text:span></text:p>
      <text:p text:style-name="P2"><text:span text:style-name="T10">    </text:span><text:span text:style-name="T11">:root</text:span><text:span text:style-name="T12"> {</text:span></text:p>
      <text:p text:style-name="P2"><text:span text:style-name="T10">      </text:span><text:span text:style-name="T8">--color-principal</text:span><text:span text:style-name="T12">: </text:span><text:span text:style-name="T9">darkblue</text:span><text:span text:style-name="T12">; </text:span><text:span text:style-name="T13">/* Variable de color */</text:span></text:p>
      <text:p text:style-name="P3">    <text:span text:style-name="T7">}</text:span></text:p>
      <text:p text:style-name="P4"/>
      <text:p text:style-name="P2"><text:span text:style-name="T10">    </text:span><text:span text:style-name="T11">h1</text:span><text:span text:style-name="T12"> {</text:span></text:p>
      <text:p text:style-name="P2"><text:span text:style-name="T10">      </text:span><text:span text:style-name="T8">color</text:span><text:span text:style-name="T12">: </text:span><text:span text:style-name="T14">var</text:span><text:span text:style-name="T12">(</text:span><text:span text:style-name="T8">--color-principal</text:span><text:span text:style-name="T12">);</text:span></text:p>
      <text:p text:style-name="P3">    <text:span text:style-name="T7">}</text:span></text:p>
      <text:p text:style-name="P4"/>
      <text:p text:style-name="P2"><text:span text:style-name="T10">    </text:span><text:span text:style-name="T11">a</text:span><text:span text:style-name="T12"> {</text:span></text:p>
      <text:p text:style-name="P2"><text:span text:style-name="T10">      </text:span><text:span text:style-name="T8">color</text:span><text:span text:style-name="T12">: </text:span><text:span text:style-name="T14">var</text:span><text:span text:style-name="T12">(</text:span><text:span text:style-name="T8">--color-principal</text:span><text:span text:style-name="T12">);</text:span></text:p>
      <text:p text:style-name="P2"><text:span text:style-name="T10">      </text:span><text:span text:style-name="T8">text-decoration</text:span><text:span text:style-name="T12">: </text:span><text:span text:style-name="T9">none</text:span><text:span text:style-name="T12">;</text:span></text:p>
      <text:p text:style-name="P3">    <text:span text:style-name="T7">}</text:span></text:p>
      <text:p text:style-name="P4"/>
      <text:p text:style-name="P2"><text:span text:style-name="T10">    </text:span><text:span text:style-name="T11">a:hover</text:span><text:span text:style-name="T12"> {</text:span></text:p>
      <text:p text:style-name="P2"><text:span text:style-name="T10">      </text:span><text:span text:style-name="T8">text-decoration</text:span><text:span text:style-name="T12">: </text:span><text:span text:style-name="T9">underline</text:span><text:span text:style-name="T12">;</text:span></text:p>
      <text:p text:style-name="P3">    <text:span text:style-name="T7">}</text:span></text:p>
      <text:p text:style-name="P2"><text:span text:style-name="T10">  </text:span><text:span text:style-name="T5">&lt;/</text:span><text:span text:style-name="T6">style</text:span><text:span text:style-name="T5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2">  <text:span text:style-name="T5">&lt;</text:span><text:span text:style-name="T6">h1</text:span><text:span text:style-name="T5">&gt;</text:span><text:span text:style-name="T7">Bienvenido a mi página</text:span><text:span text:style-name="T5">&lt;/</text:span><text:span text:style-name="T6">h1</text:span><text:span text:style-name="T5">&gt;</text:span></text:p>
      <text:p text:style-name="P2">  <text:span text:style-name="T5">&lt;</text:span><text:span text:style-name="T6">p</text:span><text:span text:style-name="T5">&gt;</text:span></text:p>
      <text:p text:style-name="P2">    <text:span text:style-name="T7">Aquí puedes visitar </text:span></text:p>
      <text:p text:style-name="P2">    <text:span text:style-name="T5">&lt;</text:span><text:span text:style-name="T6">a</text:span><text:span text:style-name="T7"> </text:span><text:span text:style-name="T8">href</text:span><text:span text:style-name="T7">=</text:span><text:span text:style-name="T9">"https://www.wikipedia.org"</text:span><text:span text:style-name="T5">&gt;</text:span><text:span text:style-name="T7">Wikipedia</text:span><text:span text:style-name="T5">&lt;/</text:span><text:span text:style-name="T6">a</text:span><text:span text:style-name="T5">&gt;</text:span><text:span text:style-name="T7">, </text:span></text:p>
      <text:p text:style-name="P2">    <text:span text:style-name="T7">explorar </text:span><text:span text:style-name="T5">&lt;</text:span><text:span text:style-name="T6">a</text:span><text:span text:style-name="T7"> </text:span><text:span text:style-name="T8">href</text:span><text:span text:style-name="T7">=</text:span><text:span text:style-name="T9">"https://www.mozilla.org"</text:span><text:span text:style-name="T5">&gt;</text:span><text:span text:style-name="T7">Mozilla</text:span><text:span text:style-name="T5">&lt;/</text:span><text:span text:style-name="T6">a</text:span><text:span text:style-name="T5">&gt;</text:span></text:p>
      <text:p text:style-name="P2">  <text:span text:style-name="T5">&lt;/</text:span><text:span text:style-name="T6">p</text:span><text:span text:style-name="T5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5"/>
      <text:p text:style-name="Standard">&lt;!DOCTYPE html&gt;</text:p>
      <text:p text:style-name="Standard">&lt;html lang="es"&gt;</text:p>
      <text:p text:style-name="Standard">&lt;head&gt;</text:p>
      <text:p text:style-name="Standard"><text:s text:c="2"/>&lt;meta charset="UTF-8"&gt;</text:p>
      <text:p text:style-name="Standard"><text:s text:c="2"/>&lt;title&gt;Rectángulo con variables CSS&lt;/title&gt;</text:p>
      <text:p text:style-name="Standard"><text:s text:c="2"/>&lt;style&gt;</text:p>
      <text:p text:style-name="Standard"><text:s text:c="4"/>.rectangulo {</text:p>
      <text:p text:style-name="Standard"><text:s text:c="6"/>--altura: 100px; <text:s text:c="13"/>/* Variable local para la altura */</text:p>
      <text:p text:style-name="Standard"><text:s text:c="6"/>height: var(--altura);</text:p>
      <text:p text:style-name="Standard"><text:s text:c="6"/>width: calc(var(--altura) * 2); /* El ancho es el doble de la altura */</text:p>
      <text:p text:style-name="Standard"><text:s text:c="6"/>background-color: lightblue;</text:p>
      <text:p text:style-name="Standard"><text:s text:c="6"/>border: 2px solid darkblue;</text:p>
      <text:p text:style-name="Standard"><text:s text:c="4"/>}</text:p>
      <text:p text:style-name="Standard"><text:s text:c="2"/>&lt;/style&gt;</text:p>
      <text:p text:style-name="Standard">&lt;/head&gt;</text:p>
      <text:p text:style-name="Standard">&lt;body&gt;</text:p>
      <text:p text:style-name="Standard"><text:s text:c="2"/>&lt;div class="rectangulo"&gt;&lt;/div&gt;</text:p>
      <text:p text:style-name="Standard"><text:soft-page-break/>&lt;/body&gt;</text:p>
      <text:p text:style-name="Standard">&lt;/html&gt;</text:p>
      <text:p text:style-name="P6"/>
      <text:p text:style-name="P6"/>
      <text:p text:style-name="P6"/>
      <text:p text:style-name="P6">5</text:p>
      <text:p text:style-name="Standard"/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s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2">  <text:span text:style-name="T5">&lt;</text:span><text:span text:style-name="T6">meta</text:span><text:span text:style-name="T7"> </text:span><text:span text:style-name="T8">charset</text:span><text:span text:style-name="T7">=</text:span><text:span text:style-name="T9">"UTF-8"</text:span><text:span text:style-name="T5">&gt;</text:span></text:p>
      <text:p text:style-name="P2">  <text:span text:style-name="T5">&lt;</text:span><text:span text:style-name="T6">title</text:span><text:span text:style-name="T5">&gt;</text:span><text:span text:style-name="T7">Ejemplo Header</text:span><text:span text:style-name="T5">&lt;/</text:span><text:span text:style-name="T6">title</text:span><text:span text:style-name="T5">&gt;</text:span></text:p>
      <text:p text:style-name="P2">  <text:span text:style-name="T5">&lt;</text:span><text:span text:style-name="T6">style</text:span><text:span text:style-name="T5">&gt;</text:span></text:p>
      <text:p text:style-name="P2"><text:span text:style-name="T10">    </text:span><text:span text:style-name="T11">header</text:span><text:span text:style-name="T12"> {</text:span></text:p>
      <text:p text:style-name="P2"><text:span text:style-name="T10">      </text:span><text:span text:style-name="T8">display</text:span><text:span text:style-name="T12">: </text:span><text:span text:style-name="T9">flex</text:span><text:span text:style-name="T12">;</text:span></text:p>
      <text:p text:style-name="P2"><text:span text:style-name="T10">      </text:span><text:span text:style-name="T8">justify-content</text:span><text:span text:style-name="T12">: </text:span><text:span text:style-name="T9">space-between</text:span><text:span text:style-name="T12">;</text:span></text:p>
      <text:p text:style-name="P2"><text:span text:style-name="T10">      </text:span><text:span text:style-name="T8">align-items</text:span><text:span text:style-name="T12">: </text:span><text:span text:style-name="T9">center</text:span><text:span text:style-name="T12">;</text:span></text:p>
      <text:p text:style-name="P2"><text:span text:style-name="T10">      </text:span><text:span text:style-name="T8">padding</text:span><text:span text:style-name="T12">: </text:span><text:span text:style-name="T15">10px</text:span><text:span text:style-name="T12"> </text:span><text:span text:style-name="T15">20px</text:span><text:span text:style-name="T12">;</text:span></text:p>
      <text:p text:style-name="P2"><text:span text:style-name="T10">      </text:span><text:span text:style-name="T8">background-color</text:span><text:span text:style-name="T12">: </text:span><text:span text:style-name="T9">#f0f0f0</text:span><text:span text:style-name="T12">;</text:span></text:p>
      <text:p text:style-name="P2"><text:span text:style-name="T10">      </text:span><text:span text:style-name="T8">border-bottom</text:span><text:span text:style-name="T12">: </text:span><text:span text:style-name="T15">2px</text:span><text:span text:style-name="T12"> </text:span><text:span text:style-name="T9">solid</text:span><text:span text:style-name="T12"> </text:span><text:span text:style-name="T9">#ccc</text:span><text:span text:style-name="T12">;</text:span></text:p>
      <text:p text:style-name="P3">    <text:span text:style-name="T7">}</text:span></text:p>
      <text:p text:style-name="P4"/>
      <text:p text:style-name="P2"><text:span text:style-name="T10">    </text:span><text:span text:style-name="T11">.logo</text:span><text:span text:style-name="T12"> {</text:span></text:p>
      <text:p text:style-name="P2"><text:span text:style-name="T10">      </text:span><text:span text:style-name="T8">font-size</text:span><text:span text:style-name="T12">: </text:span><text:span text:style-name="T15">20px</text:span><text:span text:style-name="T12">;</text:span></text:p>
      <text:p text:style-name="P2"><text:span text:style-name="T10">      </text:span><text:span text:style-name="T8">font-weight</text:span><text:span text:style-name="T12">: </text:span><text:span text:style-name="T9">bold</text:span><text:span text:style-name="T12">;</text:span></text:p>
      <text:p text:style-name="P2"><text:span text:style-name="T10">      </text:span><text:span text:style-name="T8">color</text:span><text:span text:style-name="T12">: </text:span><text:span text:style-name="T9">darkblue</text:span><text:span text:style-name="T12">;</text:span></text:p>
      <text:p text:style-name="P3">    <text:span text:style-name="T7">}</text:span></text:p>
      <text:p text:style-name="P4"/>
      <text:p text:style-name="P2"><text:span text:style-name="T10">    </text:span><text:span text:style-name="T11">nav</text:span><text:span text:style-name="T12"> </text:span><text:span text:style-name="T11">a</text:span><text:span text:style-name="T12"> {</text:span></text:p>
      <text:p text:style-name="P2"><text:span text:style-name="T10">      </text:span><text:span text:style-name="T8">margin</text:span><text:span text:style-name="T12">: </text:span><text:span text:style-name="T15">0</text:span><text:span text:style-name="T12"> </text:span><text:span text:style-name="T15">10px</text:span><text:span text:style-name="T12">;</text:span></text:p>
      <text:p text:style-name="P2"><text:span text:style-name="T10">      </text:span><text:span text:style-name="T8">text-decoration</text:span><text:span text:style-name="T12">: </text:span><text:span text:style-name="T9">none</text:span><text:span text:style-name="T12">;</text:span></text:p>
      <text:p text:style-name="P2"><text:span text:style-name="T10">      </text:span><text:span text:style-name="T8">color</text:span><text:span text:style-name="T12">: </text:span><text:span text:style-name="T9">darkblue</text:span><text:span text:style-name="T12">;</text:span></text:p>
      <text:p text:style-name="P3">    <text:span text:style-name="T7">}</text:span></text:p>
      <text:p text:style-name="P4"/>
      <text:p text:style-name="P2"><text:span text:style-name="T10">    </text:span><text:span text:style-name="T11">nav</text:span><text:span text:style-name="T12"> </text:span><text:span text:style-name="T11">a:hover</text:span><text:span text:style-name="T12"> {</text:span></text:p>
      <text:p text:style-name="P2"><text:span text:style-name="T10">      </text:span><text:span text:style-name="T8">text-decoration</text:span><text:span text:style-name="T12">: </text:span><text:span text:style-name="T9">underline</text:span><text:span text:style-name="T12">;</text:span></text:p>
      <text:p text:style-name="P3">    <text:span text:style-name="T7">}</text:span></text:p>
      <text:p text:style-name="P4"/>
      <text:p text:style-name="P2"><text:span text:style-name="T10">    </text:span><text:span text:style-name="T11">form</text:span><text:span text:style-name="T12"> </text:span><text:span text:style-name="T11">input</text:span><text:span text:style-name="T12">[</text:span><text:span text:style-name="T8">type</text:span><text:span text:style-name="T12">=</text:span><text:span text:style-name="T9">"text"</text:span><text:span text:style-name="T12">] {</text:span></text:p>
      <text:p text:style-name="P2"><text:span text:style-name="T10">      </text:span><text:span text:style-name="T8">padding</text:span><text:span text:style-name="T12">: </text:span><text:span text:style-name="T15">5px</text:span><text:span text:style-name="T12">;</text:span></text:p>
      <text:p text:style-name="P2"><text:span text:style-name="T10">      </text:span><text:span text:style-name="T8">border</text:span><text:span text:style-name="T12">: </text:span><text:span text:style-name="T15">1px</text:span><text:span text:style-name="T12"> </text:span><text:span text:style-name="T9">solid</text:span><text:span text:style-name="T12"> </text:span><text:span text:style-name="T9">#ccc</text:span><text:span text:style-name="T12">;</text:span></text:p>
      <text:p text:style-name="P3">    <text:span text:style-name="T7">}</text:span></text:p>
      <text:p text:style-name="P4"/>
      <text:p text:style-name="P2"><text:span text:style-name="T10">    </text:span><text:span text:style-name="T11">form</text:span><text:span text:style-name="T12"> </text:span><text:span text:style-name="T11">input</text:span><text:span text:style-name="T12">[</text:span><text:span text:style-name="T8">type</text:span><text:span text:style-name="T12">=</text:span><text:span text:style-name="T9">"submit"</text:span><text:span text:style-name="T12">] {</text:span></text:p>
      <text:p text:style-name="P2"><text:span text:style-name="T10">      </text:span><text:span text:style-name="T8">padding</text:span><text:span text:style-name="T12">: </text:span><text:span text:style-name="T15">5px</text:span><text:span text:style-name="T12"> </text:span><text:span text:style-name="T15">10px</text:span><text:span text:style-name="T12">;</text:span></text:p>
      <text:p text:style-name="P2"><text:span text:style-name="T10">      </text:span><text:span text:style-name="T8">border</text:span><text:span text:style-name="T12">: </text:span><text:span text:style-name="T9">none</text:span><text:span text:style-name="T12">;</text:span></text:p>
      <text:p text:style-name="P2"><text:span text:style-name="T10">      </text:span><text:span text:style-name="T8">background-color</text:span><text:span text:style-name="T12">: </text:span><text:span text:style-name="T9">darkblue</text:span><text:span text:style-name="T12">;</text:span></text:p>
      <text:p text:style-name="P2"><text:span text:style-name="T10">      </text:span><text:span text:style-name="T8">color</text:span><text:span text:style-name="T12">: </text:span><text:span text:style-name="T9">white</text:span><text:span text:style-name="T12">;</text:span></text:p>
      <text:p text:style-name="P2"><text:span text:style-name="T10">      </text:span><text:span text:style-name="T8">cursor</text:span><text:span text:style-name="T12">: </text:span><text:span text:style-name="T9">pointer</text:span><text:span text:style-name="T12">;</text:span></text:p>
      <text:p text:style-name="P3">    <text:span text:style-name="T7">}</text:span></text:p>
      <text:p text:style-name="P4"/>
      <text:p text:style-name="P2"><text:soft-page-break/><text:span text:style-name="T10">    </text:span><text:span text:style-name="T11">form</text:span><text:span text:style-name="T12"> </text:span><text:span text:style-name="T11">input</text:span><text:span text:style-name="T12">[</text:span><text:span text:style-name="T8">type</text:span><text:span text:style-name="T12">=</text:span><text:span text:style-name="T9">"submit"</text:span><text:span text:style-name="T12">]</text:span><text:span text:style-name="T11">:hover</text:span><text:span text:style-name="T12"> {</text:span></text:p>
      <text:p text:style-name="P2"><text:span text:style-name="T10">      </text:span><text:span text:style-name="T8">background-color</text:span><text:span text:style-name="T12">: </text:span><text:span text:style-name="T9">navy</text:span><text:span text:style-name="T12">;</text:span></text:p>
      <text:p text:style-name="P3">    <text:span text:style-name="T7">}</text:span></text:p>
      <text:p text:style-name="P2"><text:span text:style-name="T10">  </text:span><text:span text:style-name="T5">&lt;/</text:span><text:span text:style-name="T6">style</text:span><text:span text:style-name="T5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2">  <text:span text:style-name="T5">&lt;</text:span><text:span text:style-name="T6">header</text:span><text:span text:style-name="T5">&gt;</text:span></text:p>
      <text:p text:style-name="P2">    <text:span text:style-name="T13">&lt;!-- Logo --&gt;</text:span></text:p>
      <text:p text:style-name="P2">    <text:span text:style-name="T5">&lt;</text:span><text:span text:style-name="T6">div</text:span><text:span text:style-name="T7"> </text:span><text:span text:style-name="T8">class</text:span><text:span text:style-name="T7">=</text:span><text:span text:style-name="T9">"logo"</text:span><text:span text:style-name="T5">&gt;</text:span><text:span text:style-name="T7">MiLogo</text:span><text:span text:style-name="T5">&lt;/</text:span><text:span text:style-name="T6">div</text:span><text:span text:style-name="T5">&gt;</text:span></text:p>
      <text:p text:style-name="P4"/>
      <text:p text:style-name="P2">    <text:span text:style-name="T13">&lt;!-- Navegador --&gt;</text:span></text:p>
      <text:p text:style-name="P2">    <text:span text:style-name="T5">&lt;</text:span><text:span text:style-name="T6">nav</text:span><text:span text:style-name="T5">&gt;</text:span></text:p>
      <text:p text:style-name="P2">      <text:span text:style-name="T5">&lt;</text:span><text:span text:style-name="T6">a</text:span><text:span text:style-name="T7"> </text:span><text:span text:style-name="T8">href</text:span><text:span text:style-name="T7">=</text:span><text:span text:style-name="T9">"#inicio"</text:span><text:span text:style-name="T5">&gt;</text:span><text:span text:style-name="T7">Inicio</text:span><text:span text:style-name="T5">&lt;/</text:span><text:span text:style-name="T6">a</text:span><text:span text:style-name="T5">&gt;</text:span></text:p>
      <text:p text:style-name="P2">      <text:span text:style-name="T5">&lt;</text:span><text:span text:style-name="T6">a</text:span><text:span text:style-name="T7"> </text:span><text:span text:style-name="T8">href</text:span><text:span text:style-name="T7">=</text:span><text:span text:style-name="T9">"#servicios"</text:span><text:span text:style-name="T5">&gt;</text:span><text:span text:style-name="T7">Servicios</text:span><text:span text:style-name="T5">&lt;/</text:span><text:span text:style-name="T6">a</text:span><text:span text:style-name="T5">&gt;</text:span></text:p>
      <text:p text:style-name="P2">      <text:span text:style-name="T5">&lt;</text:span><text:span text:style-name="T6">a</text:span><text:span text:style-name="T7"> </text:span><text:span text:style-name="T8">href</text:span><text:span text:style-name="T7">=</text:span><text:span text:style-name="T9">"#contacto"</text:span><text:span text:style-name="T5">&gt;</text:span><text:span text:style-name="T7">Contacto</text:span><text:span text:style-name="T5">&lt;/</text:span><text:span text:style-name="T6">a</text:span><text:span text:style-name="T5">&gt;</text:span></text:p>
      <text:p text:style-name="P2">    <text:span text:style-name="T5">&lt;/</text:span><text:span text:style-name="T6">nav</text:span><text:span text:style-name="T5">&gt;</text:span></text:p>
      <text:p text:style-name="P4"/>
      <text:p text:style-name="P2">    <text:span text:style-name="T13">&lt;!-- Formulario de búsqueda --&gt;</text:span></text:p>
      <text:p text:style-name="P2">    <text:span text:style-name="T5">&lt;</text:span><text:span text:style-name="T6">form</text:span><text:span text:style-name="T7"> </text:span><text:span text:style-name="T8">action</text:span><text:span text:style-name="T7">=</text:span><text:span text:style-name="T9">"#"</text:span><text:span text:style-name="T7"> </text:span><text:span text:style-name="T8">method</text:span><text:span text:style-name="T7">=</text:span><text:span text:style-name="T9">"get"</text:span><text:span text:style-name="T5">&gt;</text:span></text:p>
      <text:p text:style-name="P2">      <text:span text:style-name="T5">&lt;</text:span><text:span text:style-name="T6">input</text:span><text:span text:style-name="T7"> </text:span><text:span text:style-name="T8">type</text:span><text:span text:style-name="T7">=</text:span><text:span text:style-name="T9">"text"</text:span><text:span text:style-name="T7"> </text:span><text:span text:style-name="T8">name</text:span><text:span text:style-name="T7">=</text:span><text:span text:style-name="T9">"buscar"</text:span><text:span text:style-name="T7"> </text:span><text:span text:style-name="T8">placeholder</text:span><text:span text:style-name="T7">=</text:span><text:span text:style-name="T9">"Buscar..."</text:span><text:span text:style-name="T5">&gt;</text:span></text:p>
      <text:p text:style-name="P2">      <text:span text:style-name="T5">&lt;</text:span><text:span text:style-name="T6">input</text:span><text:span text:style-name="T7"> </text:span><text:span text:style-name="T8">type</text:span><text:span text:style-name="T7">=</text:span><text:span text:style-name="T9">"submit"</text:span><text:span text:style-name="T7"> </text:span><text:span text:style-name="T8">value</text:span><text:span text:style-name="T7">=</text:span><text:span text:style-name="T9">"Buscar"</text:span><text:span text:style-name="T5">&gt;</text:span></text:p>
      <text:p text:style-name="P2">    <text:span text:style-name="T5">&lt;/</text:span><text:span text:style-name="T6">form</text:span><text:span text:style-name="T5">&gt;</text:span></text:p>
      <text:p text:style-name="P2">  <text:span text:style-name="T5">&lt;/</text:span><text:span text:style-name="T6">header</text:span><text:span text:style-name="T5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5"/>
      <text:p text:style-name="Standard">&lt;!DOCTYPE html&gt;</text:p>
      <text:p text:style-name="Standard">&lt;html lang="es"&gt;</text:p>
      <text:p text:style-name="Standard">&lt;head&gt;</text:p>
      <text:p text:style-name="Standard"><text:s text:c="2"/>&lt;meta charset="UTF-8"&gt;</text:p>
      <text:p text:style-name="Standard"><text:s text:c="2"/>&lt;title&gt;Sistema de Comentarios&lt;/title&gt;</text:p>
      <text:p text:style-name="Standard"><text:s text:c="2"/>&lt;style&gt;</text:p>
      <text:p text:style-name="Standard"><text:s text:c="4"/>body {</text:p>
      <text:p text:style-name="Standard"><text:s text:c="6"/>font-family: Arial, sans-serif;</text:p>
      <text:p text:style-name="Standard"><text:s text:c="6"/>margin: 20px;</text:p>
      <text:p text:style-name="Standard"><text:s text:c="4"/>}</text:p>
      <text:p text:style-name="Standard"/>
      <text:p text:style-name="Standard"><text:s text:c="4"/>.comentarios {</text:p>
      <text:p text:style-name="Standard"><text:s text:c="6"/>max-width: 600px;</text:p>
      <text:p text:style-name="Standard"><text:s text:c="6"/>margin: auto;</text:p>
      <text:p text:style-name="Standard"><text:s text:c="4"/>}</text:p>
      <text:p text:style-name="Standard"/>
      <text:p text:style-name="Standard"><text:s text:c="4"/>.comentario {</text:p>
      <text:p text:style-name="Standard"><text:s text:c="6"/>border: 1px solid #ccc;</text:p>
      <text:p text:style-name="Standard"><text:s text:c="6"/>padding: 10px;</text:p>
      <text:p text:style-name="Standard"><text:s text:c="6"/>margin-bottom: 10px;</text:p>
      <text:p text:style-name="Standard"><text:s text:c="6"/>border-radius: 5px;</text:p>
      <text:p text:style-name="Standard"><text:s text:c="6"/>background-color: #f9f9f9;</text:p>
      <text:p text:style-name="Standard"><text:s text:c="4"/>}</text:p>
      <text:p text:style-name="Standard"/>
      <text:p text:style-name="Standard"><text:s text:c="4"/>.comentario h4 {</text:p>
      <text:p text:style-name="Standard"><text:soft-page-break/><text:s text:c="6"/>margin: 0 0 5px 0;</text:p>
      <text:p text:style-name="Standard"><text:s text:c="6"/>color: darkblue;</text:p>
      <text:p text:style-name="Standard"><text:s text:c="4"/>}</text:p>
      <text:p text:style-name="Standard"/>
      <text:p text:style-name="Standard"><text:s text:c="4"/>.comentario p {</text:p>
      <text:p text:style-name="Standard"><text:s text:c="6"/>margin: 0;</text:p>
      <text:p text:style-name="Standard"><text:s text:c="4"/>}</text:p>
      <text:p text:style-name="Standard"/>
      <text:p text:style-name="Standard"><text:s text:c="4"/>form {</text:p>
      <text:p text:style-name="Standard"><text:s text:c="6"/>margin-top: 20px;</text:p>
      <text:p text:style-name="Standard"><text:s text:c="6"/>display: flex;</text:p>
      <text:p text:style-name="Standard"><text:s text:c="6"/>flex-direction: column;</text:p>
      <text:p text:style-name="Standard"><text:s text:c="4"/>}</text:p>
      <text:p text:style-name="Standard"/>
      <text:p text:style-name="Standard"><text:s text:c="4"/>form input, form textarea {</text:p>
      <text:p text:style-name="Standard"><text:s text:c="6"/>margin-bottom: 10px;</text:p>
      <text:p text:style-name="Standard"><text:s text:c="6"/>padding: 8px;</text:p>
      <text:p text:style-name="Standard"><text:s text:c="6"/>border: 1px solid #ccc;</text:p>
      <text:p text:style-name="Standard"><text:s text:c="6"/>border-radius: 4px;</text:p>
      <text:p text:style-name="Standard"><text:s text:c="4"/>}</text:p>
      <text:p text:style-name="Standard"/>
      <text:p text:style-name="Standard"><text:s text:c="4"/>form input[type="submit"] {</text:p>
      <text:p text:style-name="Standard"><text:s text:c="6"/>background-color: darkblue;</text:p>
      <text:p text:style-name="Standard"><text:s text:c="6"/>color: white;</text:p>
      <text:p text:style-name="Standard"><text:s text:c="6"/>cursor: pointer;</text:p>
      <text:p text:style-name="Standard"><text:s text:c="6"/>border: none;</text:p>
      <text:p text:style-name="Standard"><text:s text:c="4"/>}</text:p>
      <text:p text:style-name="Standard"/>
      <text:p text:style-name="Standard"><text:s text:c="4"/>form input[type="submit"]:hover {</text:p>
      <text:p text:style-name="Standard"><text:s text:c="6"/>background-color: navy;</text:p>
      <text:p text:style-name="Standard"><text:s text:c="4"/>}</text:p>
      <text:p text:style-name="Standard"><text:s text:c="2"/>&lt;/style&gt;</text:p>
      <text:p text:style-name="Standard">&lt;/head&gt;</text:p>
      <text:p text:style-name="Standard">&lt;body&gt;</text:p>
      <text:p text:style-name="Standard"><text:s text:c="2"/>&lt;div class="comentarios"&gt;</text:p>
      <text:p text:style-name="Standard"><text:s text:c="4"/>&lt;h2&gt;Comentarios&lt;/h2&gt;</text:p>
      <text:p text:style-name="Standard"/>
      <text:p text:style-name="Standard"><text:s text:c="4"/>&lt;!-- Ejemplo de comentarios existentes --&gt;</text:p>
      <text:p text:style-name="Standard"><text:s text:c="4"/>&lt;div class="comentario"&gt;</text:p>
      <text:p text:style-name="Standard"><text:s text:c="6"/>&lt;h4&gt;Ana&lt;/h4&gt;</text:p>
      <text:p text:style-name="Standard"><text:s text:c="6"/>&lt;p&gt;¡Muy buen artículo, gracias por compartir!&lt;/p&gt;</text:p>
      <text:p text:style-name="Standard"><text:s text:c="4"/>&lt;/div&gt;</text:p>
      <text:p text:style-name="Standard"/>
      <text:p text:style-name="Standard"><text:s text:c="4"/>&lt;div class="comentario"&gt;</text:p>
      <text:p text:style-name="Standard"><text:s text:c="6"/>&lt;h4&gt;Carlos&lt;/h4&gt;</text:p>
      <text:p text:style-name="Standard"><text:s text:c="6"/>&lt;p&gt;Me ayudó mucho la explicación, espero más contenido así.&lt;/p&gt;</text:p>
      <text:p text:style-name="Standard"><text:s text:c="4"/>&lt;/div&gt;</text:p>
      <text:p text:style-name="Standard"/>
      <text:p text:style-name="Standard"><text:s text:c="4"/>&lt;!-- Formulario para añadir un nuevo comentario --&gt;</text:p>
      <text:p text:style-name="Standard"><text:s text:c="4"/>&lt;form action="#" method="post"&gt;</text:p>
      <text:p text:style-name="Standard"><text:s text:c="6"/>&lt;input type="text" name="nombre" placeholder="Tu nombre" required&gt;</text:p>
      <text:p text:style-name="Standard"><text:soft-page-break/><text:s text:c="6"/>&lt;textarea name="mensaje" rows="4" placeholder="Escribe tu comentario..." required&gt;&lt;/textarea&gt;</text:p>
      <text:p text:style-name="Standard"><text:s text:c="6"/>&lt;input type="submit" value="Enviar comentario"&gt;</text:p>
      <text:p text:style-name="Standard"><text:s text:c="4"/>&lt;/form&gt;</text:p>
      <text:p text:style-name="Standard"><text:s text:c="2"/>&lt;/div&gt;</text:p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Standard"/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s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2">  <text:span text:style-name="T5">&lt;</text:span><text:span text:style-name="T6">meta</text:span><text:span text:style-name="T7"> </text:span><text:span text:style-name="T8">charset</text:span><text:span text:style-name="T7">=</text:span><text:span text:style-name="T9">"UTF-8"</text:span><text:span text:style-name="T5">&gt;</text:span></text:p>
      <text:p text:style-name="P2">  <text:span text:style-name="T5">&lt;</text:span><text:span text:style-name="T6">title</text:span><text:span text:style-name="T5">&gt;</text:span><text:span text:style-name="T7">Texto reproducido con colores</text:span><text:span text:style-name="T5">&lt;/</text:span><text:span text:style-name="T6">title</text:span><text:span text:style-name="T5">&gt;</text:span></text:p>
      <text:p text:style-name="P2">  <text:span text:style-name="T5">&lt;</text:span><text:span text:style-name="T6">style</text:span><text:span text:style-name="T5">&gt;</text:span></text:p>
      <text:p text:style-name="P2"><text:span text:style-name="T10">    </text:span><text:span text:style-name="T11">body</text:span><text:span text:style-name="T12"> { </text:span><text:span text:style-name="T8">font-family</text:span><text:span text:style-name="T12">: </text:span><text:span text:style-name="T9">Arial</text:span><text:span text:style-name="T12">, </text:span><text:span text:style-name="T9">sans-serif</text:span><text:span text:style-name="T12">; </text:span><text:span text:style-name="T8">line-height</text:span><text:span text:style-name="T12">: </text:span><text:span text:style-name="T15">1.6</text:span><text:span text:style-name="T12">; </text:span><text:span text:style-name="T8">margin</text:span><text:span text:style-name="T12">: </text:span><text:span text:style-name="T15">20px</text:span><text:span text:style-name="T12">; }</text:span></text:p>
      <text:p text:style-name="P4"/>
      <text:p text:style-name="P2"><text:span text:style-name="T10">    </text:span><text:span text:style-name="T13">/* Colores básicos (ajústalos si quieres imitar exactamente la actividad) */</text:span></text:p>
      <text:p text:style-name="P2"><text:span text:style-name="T10">    </text:span><text:span text:style-name="T11">.empresa</text:span><text:span text:style-name="T12"> { </text:span><text:span text:style-name="T8">color</text:span><text:span text:style-name="T12">: </text:span><text:span text:style-name="T9">#1e40af</text:span><text:span text:style-name="T12">; }       </text:span><text:span text:style-name="T13">/* Azul */</text:span></text:p>
      <text:p text:style-name="P2"><text:span text:style-name="T10">    </text:span><text:span text:style-name="T11">.alias</text:span><text:span text:style-name="T12"> { </text:span><text:span text:style-name="T8">color</text:span><text:span text:style-name="T12">: </text:span><text:span text:style-name="T9">#7c3aed</text:span><text:span text:style-name="T12">; }         </text:span><text:span text:style-name="T13">/* Morado */</text:span></text:p>
      <text:p text:style-name="P2"><text:span text:style-name="T10">    </text:span><text:span text:style-name="T11">.anio</text:span><text:span text:style-name="T12"> { </text:span><text:span text:style-name="T8">color</text:span><text:span text:style-name="T12">: </text:span><text:span text:style-name="T9">#dc2626</text:span><text:span text:style-name="T12">; }          </text:span><text:span text:style-name="T13">/* Rojo */</text:span></text:p>
      <text:p text:style-name="P2"><text:span text:style-name="T10">    </text:span><text:span text:style-name="T11">.pais</text:span><text:span text:style-name="T12"> { </text:span><text:span text:style-name="T8">color</text:span><text:span text:style-name="T12">: </text:span><text:span text:style-name="T9">#16a34a</text:span><text:span text:style-name="T12">; }          </text:span><text:span text:style-name="T13">/* Verde */</text:span></text:p>
      <text:p text:style-name="P2"><text:span text:style-name="T10">    </text:span><text:span text:style-name="T11">.actividad</text:span><text:span text:style-name="T12"> { </text:span><text:span text:style-name="T8">color</text:span><text:span text:style-name="T12">: </text:span><text:span text:style-name="T9">#ea580c</text:span><text:span text:style-name="T12">; }     </text:span><text:span text:style-name="T13">/* Naranja */</text:span></text:p>
      <text:p text:style-name="P2"><text:span text:style-name="T10">    </text:span><text:span text:style-name="T11">.producto</text:span><text:span text:style-name="T12"> { </text:span><text:span text:style-name="T8">color</text:span><text:span text:style-name="T12">: </text:span><text:span text:style-name="T9">#0ea5e9</text:span><text:span text:style-name="T12">; }      </text:span><text:span text:style-name="T13">/* Celeste */</text:span></text:p>
      <text:p text:style-name="P2"><text:span text:style-name="T10">    </text:span><text:span text:style-name="T11">.mercado</text:span><text:span text:style-name="T12"> { </text:span><text:span text:style-name="T8">color</text:span><text:span text:style-name="T12">: </text:span><text:span text:style-name="T9">#0d9488</text:span><text:span text:style-name="T12">; }       </text:span><text:span text:style-name="T13">/* Verde azulado */</text:span></text:p>
      <text:p text:style-name="P2"><text:span text:style-name="T10">    </text:span><text:span text:style-name="T11">.contraste</text:span><text:span text:style-name="T12"> { </text:span><text:span text:style-name="T8">color</text:span><text:span text:style-name="T12">: </text:span><text:span text:style-name="T9">#6b7280</text:span><text:span text:style-name="T12">; }     </text:span><text:span text:style-name="T13">/* Gris */</text:span></text:p>
      <text:p text:style-name="P2"><text:span text:style-name="T10">    </text:span><text:span text:style-name="T11">.nota</text:span><text:span text:style-name="T12"> { </text:span><text:span text:style-name="T8">color</text:span><text:span text:style-name="T12">: </text:span><text:span text:style-name="T9">#6b21a8</text:span><text:span text:style-name="T12">; }          </text:span><text:span text:style-name="T13">/* Morado oscuro */</text:span></text:p>
      <text:p text:style-name="P4"/>
      <text:p text:style-name="P2"><text:span text:style-name="T10">    </text:span><text:span text:style-name="T11">p</text:span><text:span text:style-name="T12"> { </text:span><text:span text:style-name="T8">max-width</text:span><text:span text:style-name="T12">: </text:span><text:span text:style-name="T15">900px</text:span><text:span text:style-name="T12">; }</text:span></text:p>
      <text:p text:style-name="P2"><text:span text:style-name="T10">  </text:span><text:span text:style-name="T5">&lt;/</text:span><text:span text:style-name="T6">style</text:span><text:span text:style-name="T5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2">  <text:span text:style-name="T5">&lt;</text:span><text:span text:style-name="T6">p</text:span><text:span text:style-name="T5">&gt;</text:span></text:p>
      <text:p text:style-name="P2">    <text:span text:style-name="T5">&lt;</text:span><text:span text:style-name="T6">span</text:span><text:span text:style-name="T7"> </text:span><text:span text:style-name="T8">class</text:span><text:span text:style-name="T7">=</text:span><text:span text:style-name="T9">"empresa"</text:span><text:span text:style-name="T5">&gt;</text:span><text:span text:style-name="T7">Eastman Kodak Company</text:span><text:span text:style-name="T5">&lt;/</text:span><text:span text:style-name="T6">span</text:span><text:span text:style-name="T5">&gt;</text:span></text:p>
      <text:p text:style-name="P2">    <text:span text:style-name="T7">(</text:span><text:span text:style-name="T5">&lt;</text:span><text:span text:style-name="T6">span</text:span><text:span text:style-name="T7"> </text:span><text:span text:style-name="T8">class</text:span><text:span text:style-name="T7">=</text:span><text:span text:style-name="T9">"alias"</text:span><text:span text:style-name="T5">&gt;</text:span><text:span text:style-name="T7">popularmente conocida como Kodak</text:span><text:span text:style-name="T5">&lt;/</text:span><text:span text:style-name="T6">span</text:span><text:span text:style-name="T5">&gt;</text:span><text:span text:style-name="T7">)</text:span></text:p>
      <text:p text:style-name="P2">    <text:span text:style-name="T7">es una compañía multinacional fundada el año</text:span></text:p>
      <text:p text:style-name="P2">    <text:span text:style-name="T5">&lt;</text:span><text:span text:style-name="T6">span</text:span><text:span text:style-name="T7"> </text:span><text:span text:style-name="T8">class</text:span><text:span text:style-name="T7">=</text:span><text:span text:style-name="T9">"anio"</text:span><text:span text:style-name="T5">&gt;</text:span><text:span text:style-name="T7">1892</text:span><text:span text:style-name="T5">&lt;/</text:span><text:span text:style-name="T6">span</text:span><text:span text:style-name="T5">&gt;</text:span><text:span text:style-name="T7"> en</text:span></text:p>
      <text:p text:style-name="P2">    <text:span text:style-name="T5">&lt;</text:span><text:span text:style-name="T6">span</text:span><text:span text:style-name="T7"> </text:span><text:span text:style-name="T8">class</text:span><text:span text:style-name="T7">=</text:span><text:span text:style-name="T9">"pais"</text:span><text:span text:style-name="T5">&gt;</text:span><text:span text:style-name="T7">los Estados Unidos</text:span><text:span text:style-name="T5">&lt;/</text:span><text:span text:style-name="T6">span</text:span><text:span text:style-name="T5">&gt;</text:span></text:p>
      <text:p text:style-name="P2">    <text:span text:style-name="T7">dedicada al </text:span><text:span text:style-name="T5">&lt;</text:span><text:span text:style-name="T6">span</text:span><text:span text:style-name="T7"> </text:span><text:span text:style-name="T8">class</text:span><text:span text:style-name="T7">=</text:span><text:span text:style-name="T9">"actividad"</text:span><text:span text:style-name="T5">&gt;</text:span><text:span text:style-name="T7">diseño</text:span><text:span text:style-name="T5">&lt;/</text:span><text:span text:style-name="T6">span</text:span><text:span text:style-name="T5">&gt;</text:span><text:span text:style-name="T7">,</text:span></text:p>
      <text:p text:style-name="P2">    <text:span text:style-name="T5">&lt;</text:span><text:span text:style-name="T6">span</text:span><text:span text:style-name="T7"> </text:span><text:span text:style-name="T8">class</text:span><text:span text:style-name="T7">=</text:span><text:span text:style-name="T9">"actividad"</text:span><text:span text:style-name="T5">&gt;</text:span><text:span text:style-name="T7">producción</text:span><text:span text:style-name="T5">&lt;/</text:span><text:span text:style-name="T6">span</text:span><text:span text:style-name="T5">&gt;</text:span><text:span text:style-name="T7"> y</text:span></text:p>
      <text:p text:style-name="P2">    <text:span text:style-name="T5">&lt;</text:span><text:span text:style-name="T6">span</text:span><text:span text:style-name="T7"> </text:span><text:span text:style-name="T8">class</text:span><text:span text:style-name="T7">=</text:span><text:span text:style-name="T9">"actividad"</text:span><text:span text:style-name="T5">&gt;</text:span><text:span text:style-name="T7">comercialización</text:span><text:span text:style-name="T5">&lt;/</text:span><text:span text:style-name="T6">span</text:span><text:span text:style-name="T5">&gt;</text:span><text:span text:style-name="T7"> de</text:span></text:p>
      <text:p text:style-name="P2">    <text:span text:style-name="T5">&lt;</text:span><text:span text:style-name="T6">span</text:span><text:span text:style-name="T7"> </text:span><text:span text:style-name="T8">class</text:span><text:span text:style-name="T7">=</text:span><text:span text:style-name="T9">"producto"</text:span><text:span text:style-name="T5">&gt;</text:span><text:span text:style-name="T7">equipamiento fotográfico</text:span><text:span text:style-name="T5">&lt;/</text:span><text:span text:style-name="T6">span</text:span><text:span text:style-name="T5">&gt;</text:span><text:span text:style-name="T7">.</text:span></text:p>
      <text:p text:style-name="P2">    <text:span text:style-name="T7">Durante más de cien años ha sido una empresa muy conocida por sus</text:span></text:p>
      <text:p text:style-name="P2">    <text:span text:style-name="T5">&lt;</text:span><text:span text:style-name="T6">span</text:span><text:span text:style-name="T7"> </text:span><text:span text:style-name="T8">class</text:span><text:span text:style-name="T7">=</text:span><text:span text:style-name="T9">"producto"</text:span><text:span text:style-name="T5">&gt;</text:span><text:span text:style-name="T7">cámaras</text:span><text:span text:style-name="T5">&lt;/</text:span><text:span text:style-name="T6">span</text:span><text:span text:style-name="T5">&gt;</text:span><text:span text:style-name="T7"> y</text:span></text:p>
      <text:p text:style-name="P2">    <text:span text:style-name="T5">&lt;</text:span><text:span text:style-name="T6">span</text:span><text:span text:style-name="T7"> </text:span><text:span text:style-name="T8">class</text:span><text:span text:style-name="T7">=</text:span><text:span text:style-name="T9">"producto"</text:span><text:span text:style-name="T5">&gt;</text:span><text:span text:style-name="T7">películas fotográficas</text:span><text:span text:style-name="T5">&lt;/</text:span><text:span text:style-name="T6">span</text:span><text:span text:style-name="T5">&gt;</text:span><text:span text:style-name="T7"> y actualmente está reorientando su actividad hacia dos</text:span></text:p>
      <text:p text:style-name="P2">    <text:span text:style-name="T5">&lt;</text:span><text:span text:style-name="T6">span</text:span><text:span text:style-name="T7"> </text:span><text:span text:style-name="T8">class</text:span><text:span text:style-name="T7">=</text:span><text:span text:style-name="T9">"mercado"</text:span><text:span text:style-name="T5">&gt;</text:span><text:span text:style-name="T7">mercados principales</text:span><text:span text:style-name="T5">&lt;/</text:span><text:span text:style-name="T6">span</text:span><text:span text:style-name="T5">&gt;</text:span><text:span text:style-name="T7">:</text:span></text:p>
      <text:p text:style-name="P2">    <text:span text:style-name="T7">la </text:span><text:span text:style-name="T5">&lt;</text:span><text:span text:style-name="T6">span</text:span><text:span text:style-name="T7"> </text:span><text:span text:style-name="T8">class</text:span><text:span text:style-name="T7">=</text:span><text:span text:style-name="T9">"mercado"</text:span><text:span text:style-name="T5">&gt;</text:span><text:span text:style-name="T7">fotografía digital</text:span><text:span text:style-name="T5">&lt;/</text:span><text:span text:style-name="T6">span</text:span><text:span text:style-name="T5">&gt;</text:span><text:span text:style-name="T7"> y la</text:span></text:p>
      <text:p text:style-name="P2">    <text:span text:style-name="T5">&lt;</text:span><text:span text:style-name="T6">span</text:span><text:span text:style-name="T7"> </text:span><text:span text:style-name="T8">class</text:span><text:span text:style-name="T7">=</text:span><text:span text:style-name="T9">"mercado"</text:span><text:span text:style-name="T5">&gt;</text:span><text:span text:style-name="T7">impresión digital</text:span><text:span text:style-name="T5">&lt;/</text:span><text:span text:style-name="T6">span</text:span><text:span text:style-name="T5">&gt;</text:span><text:span text:style-name="T7">,</text:span></text:p>
      <text:p text:style-name="P2"><text:soft-page-break/>    <text:span text:style-name="T7">aunque hay </text:span><text:span text:style-name="T5">&lt;</text:span><text:span text:style-name="T6">span</text:span><text:span text:style-name="T7"> </text:span><text:span text:style-name="T8">class</text:span><text:span text:style-name="T7">=</text:span><text:span text:style-name="T9">"contraste"</text:span><text:span text:style-name="T5">&gt;</text:span><text:span text:style-name="T7">pocas veces</text:span><text:span text:style-name="T5">&lt;/</text:span><text:span text:style-name="T6">span</text:span><text:span text:style-name="T5">&gt;</text:span><text:span text:style-name="T7"> en que se orienta a la</text:span></text:p>
      <text:p text:style-name="P2">    <text:span text:style-name="T5">&lt;</text:span><text:span text:style-name="T6">span</text:span><text:span text:style-name="T7"> </text:span><text:span text:style-name="T8">class</text:span><text:span text:style-name="T7">=</text:span><text:span text:style-name="T9">"contraste"</text:span><text:span text:style-name="T5">&gt;</text:span><text:span text:style-name="T7">fotografía analógica</text:span><text:span text:style-name="T5">&lt;/</text:span><text:span text:style-name="T6">span</text:span><text:span text:style-name="T5">&gt;</text:span><text:span text:style-name="T7"> en la actualidad.</text:span></text:p>
      <text:p text:style-name="P2">    <text:span text:style-name="T7">Desde </text:span><text:span text:style-name="T5">&lt;</text:span><text:span text:style-name="T6">span</text:span><text:span text:style-name="T7"> </text:span><text:span text:style-name="T8">class</text:span><text:span text:style-name="T7">=</text:span><text:span text:style-name="T9">"anio"</text:span><text:span text:style-name="T5">&gt;</text:span><text:span text:style-name="T7">2020</text:span><text:span text:style-name="T5">&lt;/</text:span><text:span text:style-name="T6">span</text:span><text:span text:style-name="T5">&gt;</text:span><text:span text:style-name="T7"> comercializa además</text:span></text:p>
      <text:p text:style-name="P2">    <text:span text:style-name="T5">&lt;</text:span><text:span text:style-name="T6">span</text:span><text:span text:style-name="T7"> </text:span><text:span text:style-name="T8">class</text:span><text:span text:style-name="T7">=</text:span><text:span text:style-name="T9">"producto"</text:span><text:span text:style-name="T5">&gt;</text:span><text:span text:style-name="T7">productos farmacéuticos</text:span><text:span text:style-name="T5">&lt;/</text:span><text:span text:style-name="T6">span</text:span><text:span text:style-name="T5">&gt;</text:span><text:span text:style-name="T7">.</text:span></text:p>
      <text:p text:style-name="P2">  <text:span text:style-name="T5">&lt;/</text:span><text:span text:style-name="T6">p</text:span><text:span text:style-name="T5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09:36:48.607224400</meta:creation-date>
    <dc:date>2025-12-15T09:54:00.759765400</dc:date>
    <meta:editing-duration>PT6M</meta:editing-duration>
    <meta:editing-cycles>1</meta:editing-cycles>
    <meta:document-statistic meta:table-count="0" meta:image-count="0" meta:object-count="0" meta:page-count="6" meta:paragraph-count="226" meta:word-count="633" meta:character-count="5880" meta:non-whitespace-character-count="4575"/>
    <meta:generator>LibreOffice/25.8.3.2$Windows_X86_64 LibreOffice_project/8ca8d55c161d602844f5428fa4b58097424e324e</meta:generator>
  </office:meta>
</office:document-meta>
</file>